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4">
      <style:text-properties style:text-underline-style="solid" style:text-underline-width="auto" style:text-underline-color="font-color" fo:font-weight="bold" style:font-weight-asian="bold" style:font-weight-complex="bold"/>
    </style:style>
    <style:style style:name="P13"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14"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15"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style:font-name="Liberation Serif" style:text-underline-style="none" fo:font-weight="normal" style:font-name-asian="WenQuanYi Micro Hei" style:font-weight-asian="normal" style:font-name-complex="Lohit Hindi" style:font-weight-complex="normal"/>
    </style:style>
    <style:style style:name="P21" style:family="paragraph" style:parent-style-name="Standard" style:list-style-name="L10"/>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font-name="Liberation Serif1" style:font-name-asian="Liberation Serif1" style:font-name-complex="Liberation Serif1"/>
    </style:style>
    <style:style style:name="T8" style:family="text">
      <style:text-properties style:font-name="Liberation Serif" style:font-name-asian="WenQuanYi Micro Hei" style:font-name-complex="Lohit Hindi"/>
    </style:style>
    <style:style style:name="T9" style:family="text">
      <style:text-properties style:font-name="Liberation Serif" fo:font-style="italic" style:font-name-asian="WenQuanYi Micro Hei" style:font-style-asian="italic" style:font-name-complex="Lohit Hindi"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list xml:id="list1773064961" text:style-name="L7">
        <text:list-item>
          <text:p text:style-name="P15">Related Work</text:p>
        </text:list-item>
      </text:list>
      <text:p text:style-name="P6"/>
      <text:p text:style-name="P6"><text:tab/>Efforts to secure software update distribution have been increasing particularly with the acknowledgment that third-party mirrors have become an integral part of many update systems. <text:s text:c="2"/>However, most systems have required specialized client software to participate in the schemes. <text:s/>Kaashoek and Fu [6] proposed using a distributed read-only file system that provided for both metadata authenticity and recency checks on data distributed from third party servers which would require the updater to to access updated files via a specialized file system. <text:s/>Crispo et al [7] propose a data replication scheme that also employed untrusted hosts but would require application modification as well as an audit function that would only detect invalid updates after the fact. <text:s/>Recent work has also focused on wireless software updates [8] due to the proliferation of these devices. <text:s/>While these systems do employ multi-level hashing schemes and tests for recency, they have no capability to verify metadata independently of the wireless network so our approach would not be applicable. <text:s/>Other efforts to provide secure software installations [4] can also be used to provide a method for software updates without software modifications to the client updater, but require the implementation of a virtual-machine-like test environment to verify the authenticity of the target file.</text:p>
      <text:p text:style-name="P6"/>
      <text:p text:style-name="P6"><text:tab/>Large commercial software providers (e.g. Apple, Microsoft) rely on their own proprietary update procedures which do not need to rely on third-party mirrors for update distribution. <text:s/>Various other commercial products (e.g. Personal Software Inspector [9], SUMo[10]) provide secure software updating services which are designed primarily to alert users to the existence of software updates and employ the standard update process as provided by the target file owners. </text:p>
      <text:p text:style-name="P6"/>
      <text:p text:style-name="P6"/>
      <text:list xml:id="list1269508586" text:style-name="L9">
        <text:list-item>
          <text:p text:style-name="P17">References</text:p>
        </text:list-item>
      </text:list>
      <text:p text:style-name="P8"/>
      <text:p text:style-name="P8">[1]<text:span text:style-name="T3"><text:tab/>J. Cappos, J. Samuel, S. Baker, and J. Hartman. <text:s/>A Look In The Mirror: <text:s/>Attacks on Package Managers. <text:s/>In </text:span><text:span text:style-name="T2">CCS '08 </text:span><text:span text:style-name="T5"><text:s/>pp 565-574, Alexandria, Va., October 27-31, 2008.</text:span></text:p>
      <text:p text:style-name="P8"/>
      <text:p text:style-name="P8">[2]<text:tab/><text:span text:style-name="T3">A. Bellisimo, J. Burgess, K. Fu. <text:s/>Secure Software Updates: Disappointments and New Challenges. <text:s/>In </text:span><text:span text:style-name="T2">HotSec '06: 1st Usenix Workshop on Hot Topics in Security,</text:span><text:span text:style-name="T5"> pp. 37-43, Vancouver, Canada, July 2006.</text:span></text:p>
      <text:p text:style-name="P8"><text:span text:style-name="T5"/></text:p>
      <text:p text:style-name="P8">[3]<text:span text:style-name="T3"><text:tab/>J. Cappos, R. Dingledine, N. Mathewson, J. Samuel. <text:s/>Survivable Key Compromise in Software Update Systems. <text:s/>In </text:span><text:span text:style-name="T2">CCS '10 </text:span><text:span text:style-name="T5">Chicago, IL. October 4-8, 2010.</text:span></text:p>
      <text:p text:style-name="P8"/>
      <text:p text:style-name="P8">[4]<text:tab/><text:span text:style-name="T3">Z. Liang, R. Sekar, W. Sun, V.N. Venkatakrishnan. <text:s/>Expanding Malware Defense by Securing Software Installations. <text:s/>In </text:span><text:span text:style-name="T2">DIMVA 2008 Proceedings</text:span><text:span text:style-name="T5">, Paris, France. July 10-11, 2008.</text:span></text:p>
      <text:p text:style-name="P8"/>
      <text:p text:style-name="P8">[5]<text:tab/><text:span text:style-name="T3">J. Cappos and G. Condra. <text:s/>Secure Update Framework Repository Key Management and Trust Delegation. <text:s/></text:span><text:a xlink:type="simple" xlink:href="https://www.updateframework.com/browser/specs/tuf-spec.txt"><text:span text:style-name="T3">https://www.updateframework.com/browser/specs/tuf-spec.txt</text:span></text:a></text:p>
      <text:p text:style-name="P6"/>
      <text:p text:style-name="P8">[6]<text:tab/><text:span text:style-name="T3">K. Fu and M.F. Kaashoek. <text:s/>Fast and Secure Distributed Read-Only File System. <text:s/>In </text:span><text:span text:style-name="T2">ACM Transactions on Computer Systems, Vol. 20, No. 1,</text:span><text:span text:style-name="T5"> pp. 1-24.</text:span></text:p>
      <text:p text:style-name="P8"><text:span text:style-name="T5"/></text:p>
      <text:p text:style-name="P8">[7]<text:tab/><text:span text:style-name="T3">B. Crispo, B. Popescu and A. Tanenbaum. <text:s/>Secure Data Replication over Untrusted Hosts. <text:s/>In </text:span><text:span text:style-name="T2">Proceedings of the 9th Workshop on Hot Topics in Operating Systems,</text:span><text:span text:style-name="T5"> pp. 121-126. <text:s/>2003.</text:span></text:p>
      <text:p text:style-name="P8"><text:span text:style-name="T5"/></text:p>
      <text:p text:style-name="P8"><text:soft-page-break/>[8]<text:tab/><text:span text:style-name="T3">U. Lindqvist, D. Nilsson, T. Roosta and A. Valdes. <text:s/>Key Management and Secure Software Updates in Wireless Process Control Environments. <text:s/>In </text:span><text:span text:style-name="T2">Proceedings of WiSec '08,</text:span><text:span text:style-name="T5"> Alexandria, Va., <text:s text:c="2"/>2008.</text:span></text:p>
      <text:p text:style-name="P8"><text:span text:style-name="T5"/></text:p>
      <text:p text:style-name="P8"><text:span text:style-name="T6">[9]<text:tab/></text:span><text:span text:style-name="T5">Secunia Personal Software Inspector, </text:span><text:a xlink:type="simple" xlink:href="http://www.secunia.com/vulnerability_scanning/personal"><text:span text:style-name="T5">http://www.secunia.com/vulnerability_scanning/personal</text:span></text:a></text:p>
      <text:p text:style-name="P8"><text:span text:style-name="T5"/></text:p>
      <text:p text:style-name="P8"><text:span text:style-name="T6">[10]<text:tab/></text:span><text:span text:style-name="T5">SUMo Software Update Monitor, </text:span><text:a xlink:type="simple" xlink:href="http://www.kcsoftwares.com/index.php?sumo"><text:span text:style-name="T5">http://www.kcsoftwares.com/index.php?sumo</text:span></text:a></text:p>
      <text:p text:style-name="P8"><text:span text:style-name="T5"/></text:p>
      <text:p text:style-name="P8"><text:span text:style-name="T5"/></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3T13:51:59</meta:creation-date>
    <dc:date>2012-12-09T20:07:00</dc:date>
    <meta:editing-duration>PT17H28M48S</meta:editing-duration>
    <meta:editing-cycles>31</meta:editing-cycles>
    <meta:generator>LibreOffice/3.5$Linux_x86 LibreOffice_project/350m1$Build-2</meta:generator>
    <meta:document-statistic meta:table-count="0" meta:image-count="0" meta:object-count="0" meta:page-count="2" meta:paragraph-count="14" meta:word-count="497" meta:character-count="3396" meta:non-whitespace-character-count="2905"/>
  </office:meta>
</office:document-meta>
</file>